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19mm"/>
    </style:style>
    <style:style style:name="co3" style:family="table-column">
      <style:table-column-properties fo:break-before="auto" style:column-width="31.5mm"/>
    </style:style>
    <style:style style:name="co4" style:family="table-column">
      <style:table-column-properties fo:break-before="auto" style:column-width="34.55mm"/>
    </style:style>
    <style:style style:name="co5" style:family="table-column">
      <style:table-column-properties fo:break-before="auto" style:column-width="39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</office:automatic-styles>
  <office:body>
    <office:spreadsheet>
      <table:calculation-settings table:automatic-find-labels="false"/>
      <table:table table:name="Sayf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 table:number-rows-repeated="4">
          <table:table-cell table:style-name="ce1" table:number-columns-repeated="13"/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IRA NO</text:p>
          </table:table-cell>
          <table:table-cell office:value-type="string" calcext:value-type="string">
            <text:p>ÖĞRENCİ NO</text:p>
          </table:table-cell>
          <table:table-cell office:value-type="string" calcext:value-type="string">
            <text:p>ADI SOYADI</text:p>
          </table:table-cell>
          <table:table-cell office:value-type="string" calcext:value-type="string">
            <text:p>1. YAZILI</text:p>
          </table:table-cell>
          <table:table-cell office:value-type="string" calcext:value-type="string">
            <text:p>2.YAZILI</text:p>
          </table:table-cell>
          <table:table-cell office:value-type="string" calcext:value-type="string">
            <text:p>3.YAZILI</text:p>
          </table:table-cell>
          <table:table-cell/>
          <table:table-cell office:value-type="string" calcext:value-type="string">
            <text:p>PERF -1</text:p>
          </table:table-cell>
          <table:table-cell office:value-type="string" calcext:value-type="string">
            <text:p>PERF -2</text:p>
          </table:table-cell>
          <table:table-cell/>
          <table:table-cell office:value-type="string" calcext:value-type="string">
            <text:p>ortalama</text:p>
          </table:table-cell>
          <table:table-cell office:value-type="string" calcext:value-type="string">
            <text:p>DERECE</text:p>
          </table:table-cell>
          <table:table-cell office:value-type="string" calcext:value-type="string">
            <text:p>DURUM</text:p>
          </table:table-cell>
          <table:table-cell table:number-columns-repeated="3"/>
          <table:table-cell office:value-type="string" calcext:value-type="string">
            <text:p>adı soyadı</text:p>
          </table:table-cell>
          <table:table-cell office:value-type="string" calcext:value-type="string">
            <text:p>gözde tunç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TMA KAY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/>
          <table:table-cell table:formula="of:=AVERAGE([.D7:.D16])" office:value-type="float" office:value="78.5" calcext:value-type="float">
            <text:p>78,5</text:p>
          </table:table-cell>
          <table:table-cell table:formula="of:=DEGREES([.F6]&gt;=75;'yüksek(f7&gt;=50;'orta')" office:value-type="string" office:string-value="" calcext:value-type="error">
            <text:p>Hata:508</text:p>
          </table:table-cell>
          <table:table-cell table:formula="of:=IF([.K7]&gt;=50;'geçti';'kaldı')" office:value-type="string" office:string-value="" calcext:value-type="error">
            <text:p>#AD?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YSUN TAŞ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AVERAGE([.D8:.D17])" office:value-type="float" office:value="77.2222222222222" calcext:value-type="float">
            <text:p>77,2222222222222</text:p>
          </table:table-cell>
          <table:table-cell/>
          <table:table-cell table:formula="of:=IF([.K8]&gt;=50;'geçti';'kaldı')" office:value-type="string" office:string-value="" calcext:value-type="error">
            <text:p>#AD?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MRA OKUR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AVERAGE([.D9:.D18])" office:value-type="float" office:value="76.25" calcext:value-type="float">
            <text:p>76,25</text:p>
          </table:table-cell>
          <table:table-cell/>
          <table:table-cell table:formula="of:=IF([.K9]&gt;=50;'geçti';'kaldı')" office:value-type="string" office:string-value="" calcext:value-type="error">
            <text:p>#AD?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MRE YAZAR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AVERAGE([.D10:.D19])" office:value-type="float" office:value="75" calcext:value-type="float">
            <text:p>75</text:p>
          </table:table-cell>
          <table:table-cell/>
          <table:table-cell table:formula="of:=IF([.K10]&gt;=50;'geçti';'kaldı')" office:value-type="string" office:string-value="" calcext:value-type="error">
            <text:p>#AD?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GÜLÇİN KISA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D11:.D20])" office:value-type="float" office:value="78.3333333333333" calcext:value-type="float">
            <text:p>78,3333333333333</text:p>
          </table:table-cell>
          <table:table-cell/>
          <table:table-cell table:formula="of:=IF([.K11]&gt;=50;'geçti';'kaldı')" office:value-type="string" office:string-value="" calcext:value-type="error">
            <text:p>#AD?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KEZBAN UZU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/>
          <table:table-cell table:formula="of:=AVERAGE([.D12:.D21])" office:value-type="float" office:value="74" calcext:value-type="float">
            <text:p>74</text:p>
          </table:table-cell>
          <table:table-cell/>
          <table:table-cell table:formula="of:=IF([.K12]&gt;=50;'geçti';'kaldı')" office:value-type="string" office:string-value="" calcext:value-type="error">
            <text:p>#AD?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İBRAHİM BEYAZ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AVERAGE([.D13:.D22])" office:value-type="float" office:value="75" calcext:value-type="float">
            <text:p>75</text:p>
          </table:table-cell>
          <table:table-cell/>
          <table:table-cell table:formula="of:=IF([.K13]&gt;=50;'geçti';'kaldı')" office:value-type="string" office:string-value="" calcext:value-type="error">
            <text:p>#AD?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URAT SARI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AVERAGE([.D14:.D23])" office:value-type="float" office:value="85" calcext:value-type="float">
            <text:p>85</text:p>
          </table:table-cell>
          <table:table-cell/>
          <table:table-cell table:formula="of:=IF([.K14]&gt;=50;'geçti';'kaldı')" office:value-type="string" office:string-value="" calcext:value-type="error">
            <text:p>#AD?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ERSİN KARA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/>
          <table:table-cell table:formula="of:=AVERAGE([.D15:.D24])" office:value-type="float" office:value="85" calcext:value-type="float">
            <text:p>85</text:p>
          </table:table-cell>
          <table:table-cell/>
          <table:table-cell table:formula="of:=IF([.K15]&gt;=50;'geçti';'kaldı')" office:value-type="string" office:string-value="" calcext:value-type="error">
            <text:p>#AD?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ERVE AK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AVERAGE([.D16:.D25])" office:value-type="float" office:value="85" calcext:value-type="float">
            <text:p>85</text:p>
          </table:table-cell>
          <table:table-cell/>
          <table:table-cell table:formula="of:=IF([.K16]&gt;=50;'geçti';'kaldı')" office:value-type="string" office:string-value="" calcext:value-type="error">
            <text:p>#AD?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4">00.00.0000</text:date>, <text:time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1:59:11.752048557</meta:creation-date>
    <dc:date>2019-03-04T12:38:05.977918518</dc:date>
    <meta:editing-duration>PT5M17S</meta:editing-duration>
    <meta:editing-cycles>1</meta:editing-cycles>
    <meta:document-statistic meta:table-count="1" meta:cell-count="114" meta:object-count="0"/>
    <meta:generator>LibreOffice/5.2.7.2$Linux_ARM_EABI LibreOffice_project/20m0$Build-2</meta:generator>
  </office:meta>
</office:document-meta>
</file>